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line-height="200%"/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>
      <style:text-properties style:font-name="Courier New"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paragraph-properties fo:line-height="200%"/>
      <style:text-properties style:font-name="Courier New"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50%"/>
      <style:text-properties style:font-name="Courier New" fo:font-weight="bold" style:font-weight-asian="bold" style:font-weight-complex="bold"/>
    </style:style>
    <style:style style:name="P8" style:family="paragraph" style:parent-style-name="Standard" style:list-style-name="L1">
      <style:text-properties style:font-name="Courier New"/>
    </style:style>
    <style:style style:name="P9" style:family="paragraph" style:parent-style-name="Standard" style:list-style-name="L1">
      <style:text-properties style:font-name="Courier New" fo:font-weight="normal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Courier New" fo:font-weight="normal" style:font-weight-asian="normal" style:font-weight-complex="normal"/>
    </style:style>
    <style:style style:name="P11" style:family="paragraph" style:parent-style-name="Standard">
      <style:paragraph-properties fo:line-height="150%"/>
      <style:text-properties style:font-name="Courier New"/>
    </style:style>
    <style:style style:name="P12" style:family="paragraph" style:parent-style-name="Standard" style:list-style-name="L1">
      <style:paragraph-properties fo:line-height="150%"/>
      <style:text-properties style:font-name="Courier New"/>
    </style:style>
    <style:style style:name="P13" style:family="paragraph" style:parent-style-name="Standard" style:list-style-name="L1">
      <style:paragraph-properties fo:line-height="200%"/>
      <style:text-properties style:font-name="Courier New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/>
    </style:style>
    <style:style style:name="T7" style:family="text">
      <style:text-properties fo:font-weight="normal" style:font-weight-complex="normal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argherita Navigation Map v.0.0</text:p>
      <text:p text:style-name="P1"/>
      <text:p text:style-name="P1"/>
      <text:p text:style-name="P3">SCENARIO I: USER UNREGISTERED / SIGNED OUT</text:p>
      <text:p text:style-name="P1"/>
      <text:list xml:id="list2133517201" text:style-name="L1">
        <text:list-item>
          <text:p text:style-name="P13"><text:span text:style-name="T11">Layout</text:span></text:p>
          <text:list>
            <text:list-item>
              <text:p text:style-name="P8"><text:span text:style-name="T7">_header.html</text:span></text:p>
              <text:list>
                <text:list-item>
                  <text:p text:style-name="P8"><text:span text:style-name="T5">Navbar Controls</text:span></text:p>
                  <text:list>
                    <text:list-item>
                      <text:p text:style-name="P5">Home [link to 'home/index.html']</text:p>
                    </text:list-item>
                    <text:list-item>
                      <text:p text:style-name="P5">Menu [link to 'products/index.html']</text:p>
                    </text:list-item>
                    <text:list-item>
                      <text:p text:style-name="P5">About [link to 'home/about.html']</text:p>
                    </text:list-item>
                    <text:list-item>
                      <text:p text:style-name="P5">Help [link to 'home/help.html']</text:p>
                    </text:list-item>
                    <text:list-item>
                      <text:p text:style-name="P5">Cart [link to 'carts/new.html']</text:p>
                    </text:list-item>
                    <text:list-item>
                      <text:p text:style-name="P5">Sign In [link to 'sessions/new.html']</text:p>
                    </text:list-item>
                  </text:list>
                </text:list-item>
              </text:list>
            </text:list-item>
            <text:list-item>
              <text:p text:style-name="P5">[Current View].html</text:p>
            </text:list-item>
            <text:list-item>
              <text:p text:style-name="P6">_footer.html</text:p>
            </text:list-item>
          </text:list>
        </text:list-item>
        <text:list-item>
          <text:p text:style-name="P4">Views</text:p>
          <text:list>
            <text:list-item>
              <text:p text:style-name="P7">Home</text:p>
              <text:list>
                <text:list-item>
                  <text:p text:style-name="P8">index.html</text:p>
                </text:list-item>
                <text:list-item>
                  <text:p text:style-name="P8">about.html</text:p>
                </text:list-item>
                <text:list-item>
                  <text:p text:style-name="P12">help.html</text:p>
                </text:list-item>
              </text:list>
            </text:list-item>
            <text:list-item>
              <text:p text:style-name="P7">Products</text:p>
              <text:list>
                <text:list-item>
                  <text:p text:style-name="P9">index.html</text:p>
                </text:list-item>
                <text:list-item>
                  <text:p text:style-name="P9">new.html</text:p>
                </text:list-item>
                <text:list-item>
                  <text:p text:style-name="P9">edit.html</text:p>
                </text:list-item>
                <text:list-item>
                  <text:p text:style-name="P12">show.html</text:p>
                </text:list-item>
              </text:list>
            </text:list-item>
            <text:list-item>
              <text:p text:style-name="P7">Carts</text:p>
              <text:list>
                <text:list-item>
                  <text:p text:style-name="P12">new.html</text:p>
                </text:list-item>
              </text:list>
            </text:list-item>
          </text:list>
        </text:list-item>
      </text:list>
      <text:p text:style-name="P11"/>
      <text:p text:style-name="P1"/>
      <text:p text:style-name="P3">SCENARIO II: USER SIGNED IN AS 'CUSTOMER'</text:p>
      <text:p text:style-name="P1"/>
      <text:p text:style-name="P1"/>
      <text:list xml:id="list792651327" text:continue-list="list2133517201" text:style-name="L1">
        <text:list-item text:start-value="1">
          <text:p text:style-name="P13"><text:span text:style-name="T11">Layout</text:span></text:p>
          <text:list>
            <text:list-item>
              <text:p text:style-name="P8"><text:span text:style-name="T7">_header.html</text:span></text:p>
              <text:list>
                <text:list-item>
                  <text:p text:style-name="P8"><text:span text:style-name="T5">Navbar Controls</text:span></text:p>
                  <text:list>
                    <text:list-item>
                      <text:p text:style-name="P5">Home [link to 'home/index.html']</text:p>
                    </text:list-item>
                    <text:list-item>
                      <text:p text:style-name="P5">Menu [link to 'products/index.html']</text:p>
                    </text:list-item>
                    <text:list-item>
                      <text:p text:style-name="P5">About [link to 'home/about.html']</text:p>
                    </text:list-item>
                    <text:list-item>
                      <text:p text:style-name="P5">Help [link to 'home/help.html']</text:p>
                    </text:list-item>
                    <text:list-item>
                      <text:p text:style-name="P5">Cart [link to 'carts/new.html']</text:p>
                    </text:list-item>
                    <text:list-item>
                      <text:p text:style-name="P5">Account [drop-down]</text:p>
                      <text:list>
                        <text:list-item>
                          <text:p text:style-name="P5">Profile [link to 'users/show.html']</text:p>
                        </text:list-item>
                        <text:list-item>
                          <text:p text:style-name="P5">Sign Out [redirect to 'home/index.html'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[Current View].html</text:p>
            </text:list-item>
            <text:list-item>
              <text:p text:style-name="P6">_footer.html</text:p>
            </text:list-item>
          </text:list>
        </text:list-item>
        <text:list-item>
          <text:p text:style-name="P4">Views</text:p>
          <text:list>
            <text:list-item>
              <text:p text:style-name="P7">Home</text:p>
              <text:list>
                <text:list-item>
                  <text:p text:style-name="P8">index.html</text:p>
                </text:list-item>
                <text:list-item>
                  <text:p text:style-name="P8">about.html</text:p>
                </text:list-item>
                <text:list-item>
                  <text:p text:style-name="P12">help.html</text:p>
                </text:list-item>
              </text:list>
            </text:list-item>
            <text:list-item>
              <text:p text:style-name="P7">Products</text:p>
              <text:list>
                <text:list-item>
                  <text:p text:style-name="P9">index.html</text:p>
                </text:list-item>
                <text:list-item>
                  <text:p text:style-name="P9">new.html</text:p>
                </text:list-item>
                <text:list-item>
                  <text:p text:style-name="P9">edit.html</text:p>
                </text:list-item>
                <text:list-item>
                  <text:p text:style-name="P12">show.html</text:p>
                </text:list-item>
              </text:list>
            </text:list-item>
            <text:list-item>
              <text:p text:style-name="P7">Carts</text:p>
              <text:list>
                <text:list-item>
                  <text:p text:style-name="P12">new.html</text:p>
                </text:list-item>
              </text:list>
            </text:list-item>
          </text:list>
        </text:list-item>
      </text:list>
      <text:p text:style-name="P11"/>
      <text:p text:style-name="P1"/>
      <text:p text:style-name="P2">SCENARIO III: USER SIGNED IN AS 'ADMIN'</text:p>
      <text:p text:style-name="P1"/>
      <text:p text:style-name="P1"/>
      <text:list xml:id="list2014952369" text:continue-list="list792651327" text:style-name="L1">
        <text:list-item text:start-value="1">
          <text:p text:style-name="P13"><text:span text:style-name="T11">Layout</text:span></text:p>
          <text:list>
            <text:list-item>
              <text:p text:style-name="P8"><text:span text:style-name="T7">_header.html</text:span></text:p>
              <text:list>
                <text:list-item>
                  <text:p text:style-name="P8"><text:span text:style-name="T5">Navbar Controls</text:span></text:p>
                  <text:list>
                    <text:list-item>
                      <text:p text:style-name="P5">If Unregistered / Signed Out:</text:p>
                      <text:list>
                        <text:list-item>
                          <text:p text:style-name="P5">Home [link to 'home/index.html']</text:p>
                        </text:list-item>
                        <text:list-item>
                          <text:p text:style-name="P5">Menu [link to 'products/index.html']</text:p>
                        </text:list-item>
                        <text:list-item>
                          <text:p text:style-name="P5">About [link to 'home/about.html']</text:p>
                        </text:list-item>
                        <text:list-item>
                          <text:p text:style-name="P5">Help [link to 'home/help.html']</text:p>
                        </text:list-item>
                        <text:list-item>
                          <text:p text:style-name="P5">Cart [link to 'carts/new.html']</text:p>
                        </text:list-item>
                        <text:list-item>
                          <text:p text:style-name="P5">Account [drop-down]</text:p>
                          <text:list>
                            <text:list-item>
                              <text:p text:style-name="P5">Profile [link to 'users/show.html']</text:p>
                            </text:list-item>
                            <text:list-item>
                              <text:p text:style-name="P5">Sign Out [redirect to 'home/index.html']</text:p>
                            </text:list-item>
                          </text:list>
                        </text:list-item>
                        <text:list-item>
                          <text:p text:style-name="P5">Users [link to users/index.html]</text:p>
                        </text:list-item>
                        <text:list-item>
                          <text:p text:style-name="P5">Orders [link to orders/index.html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[Current View].html</text:p>
            </text:list-item>
            <text:list-item>
              <text:p text:style-name="P6">_footer.html</text:p>
            </text:list-item>
          </text:list>
        </text:list-item>
        <text:list-item>
          <text:p text:style-name="P4">Views</text:p>
          <text:list>
            <text:list-item>
              <text:p text:style-name="P7">Home</text:p>
              <text:list>
                <text:list-item>
                  <text:p text:style-name="P8">index.html</text:p>
                </text:list-item>
                <text:list-item>
                  <text:p text:style-name="P8">about.html</text:p>
                </text:list-item>
                <text:list-item>
                  <text:p text:style-name="P12">help.html</text:p>
                </text:list-item>
              </text:list>
            </text:list-item>
            <text:list-item>
              <text:p text:style-name="P7">Categories</text:p>
              <text:list>
                <text:list-item>
                  <text:p text:style-name="P8">index.html</text:p>
                </text:list-item>
                <text:list-item>
                  <text:p text:style-name="P8">new.html</text:p>
                </text:list-item>
                <text:list-item>
                  <text:p text:style-name="P8">edit.html</text:p>
                </text:list-item>
                <text:list-item>
                  <text:p text:style-name="P12">show.html</text:p>
                </text:list-item>
              </text:list>
            </text:list-item>
            <text:list-item>
              <text:p text:style-name="P7">Products</text:p>
              <text:list>
                <text:list-item>
                  <text:p text:style-name="P9">index.html</text:p>
                </text:list-item>
                <text:list-item>
                  <text:p text:style-name="P9">new.html</text:p>
                </text:list-item>
                <text:list-item>
                  <text:p text:style-name="P9">edit.html</text:p>
                </text:list-item>
                <text:list-item>
                  <text:p text:style-name="P10">show.html</text:p>
                </text:list-item>
              </text:list>
            </text:list-item>
            <text:list-item>
              <text:p text:style-name="P7">Users</text:p>
              <text:list>
                <text:list-item>
                  <text:p text:style-name="P8">index.html</text:p>
                </text:list-item>
                <text:list-item>
                  <text:p text:style-name="P8">new.html</text:p>
                </text:list-item>
                <text:list-item>
                  <text:p text:style-name="P8">edit.html</text:p>
                </text:list-item>
                <text:list-item>
                  <text:p text:style-name="P12">new.html</text:p>
                </text:list-item>
              </text:list>
            </text:list-item>
            <text:list-item>
              <text:p text:style-name="P7">Carts</text:p>
              <text:list>
                <text:list-item>
                  <text:p text:style-name="P12">new.html</text:p>
                </text:list-item>
              </text:list>
            </text:list-item>
            <text:list-item>
              <text:p text:style-name="P7">Orders</text:p>
              <text:list>
                <text:list-item>
                  <text:p text:style-name="P8">index.html</text:p>
                </text:list-item>
                <text:list-item>
                  <text:p text:style-name="P8">new.html</text:p>
                </text:list-item>
                <text:list-item>
                  <text:p text:style-name="P8">edit.html</text:p>
                </text:list-item>
                <text:list-item>
                  <text:p text:style-name="P8">show.html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rtek </meta:initial-creator>
    <meta:creation-date>2012-05-17T16:27:16</meta:creation-date>
    <dc:date>2012-05-17T22:49:21</dc:date>
    <dc:creator>Bartek </dc:creator>
    <meta:editing-duration>PT06H22M06S</meta:editing-duration>
    <meta:editing-cycles>14</meta:editing-cycles>
    <meta:generator>OpenOffice.org/3.2$Unix OpenOffice.org_project/320m12$Build-9483</meta:generator>
    <meta:document-statistic meta:table-count="0" meta:image-count="0" meta:object-count="0" meta:page-count="1" meta:paragraph-count="95" meta:word-count="288" meta:character-count="1766"/>
  </office:meta>
</office:document-meta>
</file>